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2" style:family="table">
      <style:table-properties style:width="2.4785in" fo:margin-left="0.5319in" table:align="left"/>
    </style:style>
    <style:style style:name="Table2.A" style:family="table-column">
      <style:table-column-properties style:column-width="0.5861in"/>
    </style:style>
    <style:style style:name="Table2.B" style:family="table-column">
      <style:table-column-properties style:column-width="0.9535in"/>
    </style:style>
    <style:style style:name="Table2.C" style:family="table-column">
      <style:table-column-properties style:column-width="0.9389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649f16" officeooo:paragraph-rsid="0058b042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823c9" officeooo:paragraph-rsid="0058b042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823c9" officeooo:paragraph-rsid="0058b042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20d0f" officeooo:paragraph-rsid="004cc222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03afe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03af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603afe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823c9" officeooo:paragraph-rsid="0058b042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823c9" officeooo:paragraph-rsid="0058b042" style:font-size-asian="12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649f16" officeooo:paragraph-rsid="0064e855" style:font-size-asian="12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5c75b8" officeooo:paragraph-rsid="005c75b8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5c75b8" officeooo:paragraph-rsid="006332f2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5c75b8" officeooo:paragraph-rsid="006869e9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6332f2" officeooo:paragraph-rsid="006332f2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64e855" officeooo:paragraph-rsid="0064e855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64e855" officeooo:paragraph-rsid="0064e855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64e855" officeooo:paragraph-rsid="0064e855" style:font-size-asian="12pt" style:font-weight-asian="normal" style:font-size-complex="12pt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64e855" officeooo:paragraph-rsid="0064e855" style:font-size-asian="12pt" style:font-weight-asian="normal" style:font-size-complex="12pt" style:font-weight-complex="normal"/>
    </style:style>
    <style:style style:name="P19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64e855" officeooo:paragraph-rsid="0064e855" style:font-size-asian="12pt" style:font-weight-asian="normal" style:font-size-complex="12pt" style:font-weight-complex="normal"/>
    </style:style>
    <style:style style:name="P20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64e855" officeooo:paragraph-rsid="0064e855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20d0f" officeooo:paragraph-rsid="0058b042" style:font-size-asian="12pt" style:font-weight-asian="normal" style:font-size-complex="12pt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667a1f" officeooo:paragraph-rsid="00667a1f" style:font-size-asian="12pt" style:font-weight-asian="normal" style:font-size-complex="12pt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6869e9" officeooo:paragraph-rsid="006869e9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64e855" officeooo:paragraph-rsid="0064e855" style:font-size-asian="12pt" style:font-weight-asian="bold" style:font-size-complex="12pt" style:font-weight-complex="bold"/>
    </style:style>
    <style:style style:name="P25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bold" officeooo:rsid="0064e855" officeooo:paragraph-rsid="0064e855" style:font-size-asian="12pt" style:font-weight-asian="bold" style:font-size-complex="12pt" style:font-weight-complex="bold"/>
    </style:style>
    <style:style style:name="P26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bold" officeooo:rsid="0064e855" officeooo:paragraph-rsid="0064e855" style:font-size-asian="12pt" style:font-weight-asian="bold" style:font-size-complex="12pt" style:font-weight-complex="bold"/>
    </style:style>
    <style:style style:name="P27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bold" officeooo:rsid="00667a1f" officeooo:paragraph-rsid="00667a1f" style:font-size-asian="12pt" style:font-weight-asian="bold" style:font-size-complex="12pt" style:font-weight-complex="bold"/>
    </style:style>
    <style:style style:name="P28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bold" officeooo:rsid="005c75b8" officeooo:paragraph-rsid="006869e9" style:font-size-asian="12pt" style:font-weight-asian="bold" style:font-size-complex="12pt" style:font-weight-complex="bold"/>
    </style:style>
    <style:style style:name="P29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bold" officeooo:rsid="00649f16" officeooo:paragraph-rsid="0064e855" style:font-size-asian="12pt" style:font-weight-asian="bold" style:font-size-complex="12pt" style:font-weight-complex="bold"/>
    </style:style>
    <style:style style:name="P30" style:family="paragraph" style:parent-style-name="Standard" style:list-style-name="L2">
      <style:paragraph-properties fo:text-align="start" style:justify-single-word="false"/>
      <style:text-properties style:font-name="DejaVu Sans Condensed" officeooo:paragraph-rsid="0058b042"/>
    </style:style>
    <style:style style:name="P31" style:family="paragraph" style:parent-style-name="Table_20_Contents">
      <style:paragraph-properties fo:text-align="center" style:justify-single-word="false"/>
      <style:text-properties style:font-name="DejaVu Sans Condensed" fo:font-size="12pt" officeooo:rsid="0064e855" officeooo:paragraph-rsid="0064e855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DejaVu Sans Condensed" fo:font-size="12pt" fo:font-weight="bold" officeooo:rsid="0064e855" officeooo:paragraph-rsid="0064e855" style:font-size-asian="12pt" style:font-weight-asian="bold" style:font-size-complex="12pt" style:font-weight-complex="bold"/>
    </style:style>
    <style:style style:name="T1" style:family="text">
      <style:text-properties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4672f1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473b41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74994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580a5c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615d69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69efc7" style:font-size-asian="12pt" style:font-weight-asian="bold" style:font-size-complex="12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64e855" style:font-weight-asian="bold" style:font-weight-complex="bold"/>
    </style:style>
    <style:style style:name="T10" style:family="text">
      <style:text-properties fo:font-weight="bold" officeooo:rsid="006332f2" style:font-weight-asian="bold" style:font-weight-complex="bold"/>
    </style:style>
    <style:style style:name="T11" style:family="text">
      <style:text-properties fo:font-weight="bold" officeooo:rsid="006869e9" style:font-weight-asian="bold" style:font-weight-complex="bold"/>
    </style:style>
    <style:style style:name="T12" style:family="text">
      <style:text-properties fo:font-size="12pt" fo:font-weight="bold" officeooo:rsid="005823c9" style:font-size-asian="12pt" style:font-weight-asian="bold" style:font-size-complex="12pt" style:font-weight-complex="bold"/>
    </style:style>
    <style:style style:name="T13" style:family="text">
      <style:text-properties fo:font-size="12pt" fo:font-weight="normal" officeooo:rsid="005823c9" style:font-size-asian="12pt" style:font-weight-asian="normal" style:font-size-complex="12pt" style:font-weight-complex="normal"/>
    </style:style>
    <style:style style:name="T14" style:family="text">
      <style:text-properties officeooo:rsid="00649f16"/>
    </style:style>
    <style:style style:name="T15" style:family="text">
      <style:text-properties officeooo:rsid="0035db3e"/>
    </style:style>
    <style:style style:name="T16" style:family="text">
      <style:text-properties officeooo:rsid="006332f2"/>
    </style:style>
    <style:style style:name="T17" style:family="text">
      <style:text-properties officeooo:rsid="0064e855"/>
    </style:style>
    <style:style style:name="T18" style:family="text">
      <style:text-properties officeooo:rsid="00653c0a"/>
    </style:style>
    <style:style style:name="T19" style:family="text">
      <style:text-properties officeooo:rsid="00667a1f"/>
    </style:style>
    <style:style style:name="T20" style:family="text">
      <style:text-properties officeooo:rsid="006869e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5">1<text:span text:style-name="T15">xx</text:span> - Controls</text:p>
          </table:table-cell>
          <table:table-cell table:style-name="Table1.A1" office:value-type="string">
            <text:p text:style-name="P6">2xx - Ground</text:p>
          </table:table-cell>
          <table:table-cell table:style-name="Table1.C1" office:value-type="string">
            <text:p text:style-name="P6">3xx - Flight</text:p>
          </table:table-cell>
          <table:table-cell table:style-name="Table1.D1" office:value-type="string">
            <text:p text:style-name="P6">4xx - A2A</text:p>
          </table:table-cell>
          <table:table-cell table:style-name="Table1.D1" office:value-type="string">
            <text:p text:style-name="P6">5xx - A2G</text:p>
          </table:table-cell>
          <table:table-cell table:style-name="Table1.F1" office:value-type="string">
            <text:p text:style-name="P6">6xx - Misc</text:p>
          </table:table-cell>
        </table:table-row>
      </table:table>
      <text:p text:style-name="P7"><text:span text:style-name="T3">3</text:span><text:span text:style-name="T4">0</text:span><text:span text:style-name="T6">8</text:span><text:span text:style-name="T1"> - </text:span><text:span text:style-name="T2">Flight - </text:span><text:span text:style-name="T5">Jettison, Countermeasures</text:span><text:span text:style-name="T7">, ECM</text:span></text:p>
      <text:p text:style-name="P4"/>
      <text:p text:style-name="P2">Jettison</text:p>
      <text:list text:style-name="L1">
        <text:list-item>
          <text:p text:style-name="P8"><text:span text:style-name="T8">Emergency Jettison button</text:span> (black and yellow striped, far outboard) drops everything except A2A missiles.</text:p>
        </text:list-item>
        <text:list-item>
          <text:p text:style-name="P8"><text:span text:style-name="T8">Selective Jettison knob</text:span> on Armament Control Panel does regular jettison. <text:s/>Set <text:span text:style-name="T8">knob sleeve</text:span> to desired category, then press <text:span text:style-name="T8">center red JETT button</text:span>.</text:p>
        </text:list-item>
      </text:list>
      <text:list text:style-name="L2">
        <text:list-item>
          <text:list>
            <text:list-item>
              <text:p text:style-name="P9"><text:span text:style-name="T8">STA</text:span> = Individual stores selected with small round buttons under station numbers, also drops ejector racks.</text:p>
            </text:list-item>
            <text:list-item>
              <text:p text:style-name="P9"><text:span text:style-name="T8">STOR</text:span> = Same as STA but keeps ejector racks.</text:p>
            </text:list-item>
            <text:list-item>
              <text:p text:style-name="P30"><text:span text:style-name="T12">SAFE</text:span><text:span text:style-name="T13"> = No jettison.</text:span></text:p>
            </text:list-item>
            <text:list-item>
              <text:p text:style-name="P30"><text:span text:style-name="T12">CMBT</text:span><text:span text:style-name="T13"> = Everything but A2A missiles, including ejector racks (same as Emergency Jettison button).</text:span></text:p>
            </text:list-item>
            <text:list-item>
              <text:p text:style-name="P9"><text:span text:style-name="T8">FUEL</text:span> = External tanks.</text:p>
            </text:list-item>
          </text:list>
        </text:list-item>
      </text:list>
      <text:p text:style-name="P3"/>
      <text:p text:style-name="P1">Countermeasures<text:span text:style-name="T17"> dispensing and</text:span> programs -- WIP</text:p>
      <text:list xml:id="list2388976840" text:style-name="L3">
        <text:list-item>
          <text:p text:style-name="P26">Countermeasures hat commands:</text:p>
        </text:list-item>
      </text:list>
      <text:list xml:id="list1768682027" text:style-name="L5">
        <text:list-item>
          <text:list>
            <text:list-item>
              <text:p text:style-name="P18">F: Chaff, dispensed according to CHF mode<text:span text:style-name="T20"> (S or P)</text:span></text:p>
            </text:list-item>
            <text:list-item>
              <text:p text:style-name="P18">B: Flares, dispensed according to FLR mode<text:span text:style-name="T20"> (S, P, M, G, or R)</text:span></text:p>
            </text:list-item>
            <text:list-item>
              <text:p text:style-name="P18">P: Both chaff and flares, always dispensed according to the ALL program (default 1x chaff and 1x flare)</text:p>
            </text:list-item>
            <text:list-item>
              <text:p text:style-name="P18">U: ECM mode <text:span text:style-name="T19">RCV (jamming only when detected/locked)</text:span></text:p>
            </text:list-item>
            <text:list-item>
              <text:p text:style-name="P18">D: ECM mode R<text:span text:style-name="T19">PT (jamming always on)</text:span></text:p>
            </text:list-item>
          </text:list>
        </text:list-item>
      </text:list>
      <text:list xml:id="list114942285795789" text:continue-list="list2388976840" text:style-name="L3">
        <text:list-item>
          <text:p text:style-name="P15"><text:span text:style-name="T8">EXP (Expendables) knob</text:span><text:span text:style-name="T18"> (right side of instrument panel)</text:span>:</text:p>
        </text:list-item>
      </text:list>
      <text:list xml:id="list100527220" text:style-name="L6">
        <text:list-item>
          <text:list>
            <text:list-item>
              <text:p text:style-name="P19">OFF ... Dispensers turned off, will not dispense any countermeasures</text:p>
            </text:list-item>
            <text:list-item>
              <text:p text:style-name="P19"><text:span text:style-name="T8">AUT</text:span> ... Dispensers will cycle, one countermeasure coming out of each (two on top, two on bottom). <text:s/>(In real aircraft, AUT mode will select dispenser based on altitude and attitude.)</text:p>
            </text:list-item>
            <text:list-item>
              <text:p text:style-name="P19">UP ... Countermeasures only come out of upper dispensers (may be useful for low altitude flight).</text:p>
            </text:list-item>
            <text:list-item>
              <text:p text:style-name="P19">DWN ... Countermeasures only come out of lower dispensers (may be useful for high altitude flight).</text:p>
            </text:list-item>
            <text:list-item>
              <text:p text:style-name="P19">RWR ... Not implemented <text:span text:style-name="T20">(</text:span>effectively same as OFF??<text:span text:style-name="T20">)</text:span></text:p>
            </text:list-item>
            <text:list-item>
              <text:p text:style-name="P27">Recommended to always set to AUT mode.</text:p>
            </text:list-item>
          </text:list>
        </text:list-item>
      </text:list>
      <text:list xml:id="list114942301287959" text:continue-list="list114942285795789" text:style-name="L3">
        <text:list-item>
          <text:p text:style-name="P29">Countermeasures<text:span text:style-name="T17"> </text:span><text:span text:style-name="T20">modes and </text:span><text:span text:style-name="T17">programming:</text:span></text:p>
          <text:list>
            <text:list-item>
              <text:p text:style-name="P10"><text:span text:style-name="T17">G</text:span>o to the EW page<text:span text:style-name="T17">:</text:span> <text:span text:style-name="T8">Menu</text:span> OSB, <text:span text:style-name="T8">EW</text:span> OSB<text:span text:style-name="T17">,</text:span> or <text:span text:style-name="T8">Dish Hat Left 3x</text:span><text:span text:style-name="T17"> to cycle left MFD screens</text:span>.</text:p>
            </text:list-item>
            <text:list-item>
              <text:p text:style-name="P11"><text:span text:style-name="T17">Set dispenser mode with </text:span><text:span text:style-name="T8">CHF</text:span> and <text:span text:style-name="T8">FLR</text:span> <text:span text:style-name="T17">OSBs on left (L1 and L2 OSBs). <text:s/>Dispenser modes:</text:span></text:p>
            </text:list-item>
          </text:list>
        </text:list-item>
      </text:list>
      <text:list xml:id="list3624971713" text:style-name="L7">
        <text:list-item>
          <text:list>
            <text:list-item>
              <text:list>
                <text:list-item>
                  <text:p text:style-name="P20">S ... Single, fires a single CM per button press, cycling through selected dispensers.</text:p>
                </text:list-item>
                <text:list-item>
                  <text:p text:style-name="P20"><text:span text:style-name="T8">P</text:span> ... Program, fires the CM program, cycling through selected dispensers.</text:p>
                </text:list-item>
                <text:list-item>
                  <text:p text:style-name="P20">M ... (only available for flares) Multiple, fires a single CM from each dispenser simultaneously.</text:p>
                </text:list-item>
                <text:list-item>
                  <text:p text:style-name="P20">G ... (only available for flares) Group, fires the CM program from each dispenser simultaneously.</text:p>
                </text:list-item>
                <text:list-item>
                  <text:p text:style-name="P20">R ... (only available for flares) Unknown, seems to be the same as S?</text:p>
                </text:list-item>
                <text:list-item>
                  <text:p text:style-name="P25">Recommended to always set both to P.</text:p>
                </text:list-item>
              </text:list>
            </text:list-item>
          </text:list>
        </text:list-item>
      </text:list>
      <text:list xml:id="list114942634723830" text:continue-list="list114942301287959" text:style-name="L3">
        <text:list-item>
          <text:p text:style-name="P28"><text:span text:style-name="T20">Countermeasures programming:</text:span></text:p>
          <text:list>
            <text:list-item>
              <text:p text:style-name="P13"><text:span text:style-name="T20">On </text:span><text:span text:style-name="T11">EW</text:span><text:span text:style-name="T20"> page, p</text:span><text:span text:style-name="T16">ress </text:span><text:span text:style-name="T10">PROG</text:span> <text:span text:style-name="T16">OSB</text:span><text:span text:style-name="T20">.</text:span></text:p>
            </text:list-item>
            <text:list-item>
              <text:p text:style-name="P12"><text:span text:style-name="T16">S</text:span>elect <text:span text:style-name="T8">CHF</text:span> or <text:span text:style-name="T8">FLR</text:span> on top OSBs, then change program settings with<text:span text:style-name="T14"> UFC </text:span>ODU <text:span text:style-name="T14">OSBs</text:span>.</text:p>
            </text:list-item>
            <text:list-item>
              <text:p text:style-name="P14">Select <text:span text:style-name="T8">ALL</text:span> OSB on top to change program settings for ALL program (<text:span text:style-name="T8">Countermeasures Hat press</text:span>, real aircraft countermeasures hat right).<text:span text:style-name="T17"> <text:s/>This is separate from the non-ALL programs.</text:span></text:p>
            </text:list-item>
            <text:list-item>
              <text:p text:style-name="P23">Press <text:span text:style-name="T8">PROG</text:span> OSB again to exit programming mode.</text:p>
            </text:list-item>
          </text:list>
        </text:list-item>
      </text:list>
      <text:p text:style-name="P21"/>
      <text:p text:style-name="P24">ECM jammer</text:p>
      <text:list xml:id="list3385071599" text:style-name="L4">
        <text:list-item>
          <text:p text:style-name="P22">RCV mode is jamming only when detected/locked.</text:p>
        </text:list-item>
        <text:list-item>
          <text:p text:style-name="P22">RPT mode is jamming always on.</text:p>
        </text:list-item>
        <text:list-item>
          <text:p text:style-name="P17">Average SAM range in RPT mode, vs range with no jamming (closer to 100% means less effective jamming), tests from Pukin Dog video https://youtu.be/C-fS6BHMDBE: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2">SAM</text:p>
          </table:table-cell>
          <table:table-cell table:style-name="Table2.A1" office:value-type="string">
            <text:p text:style-name="P32">RCV mode</text:p>
          </table:table-cell>
          <table:table-cell table:style-name="Table2.C1" office:value-type="string">
            <text:p text:style-name="P32">RPT mode</text:p>
          </table:table-cell>
        </table:table-row>
        <table:table-row>
          <table:table-cell table:style-name="Table2.A2" office:value-type="string">
            <text:p text:style-name="P32">SA-2</text:p>
          </table:table-cell>
          <table:table-cell table:style-name="Table2.A2" office:value-type="string">
            <text:p text:style-name="P31">81%</text:p>
          </table:table-cell>
          <table:table-cell table:style-name="Table2.C2" office:value-type="string">
            <text:p text:style-name="P31">73%</text:p>
          </table:table-cell>
        </table:table-row>
        <table:table-row>
          <table:table-cell table:style-name="Table2.A2" office:value-type="string">
            <text:p text:style-name="P32">SA-3</text:p>
          </table:table-cell>
          <table:table-cell table:style-name="Table2.A2" office:value-type="string">
            <text:p text:style-name="P31">95%</text:p>
          </table:table-cell>
          <table:table-cell table:style-name="Table2.C2" office:value-type="string">
            <text:p text:style-name="P31">95%</text:p>
          </table:table-cell>
        </table:table-row>
        <table:table-row>
          <table:table-cell table:style-name="Table2.A2" office:value-type="string">
            <text:p text:style-name="P32">SA-6</text:p>
          </table:table-cell>
          <table:table-cell table:style-name="Table2.A2" office:value-type="string">
            <text:p text:style-name="P31">92%</text:p>
          </table:table-cell>
          <table:table-cell table:style-name="Table2.C2" office:value-type="string">
            <text:p text:style-name="P31">93%</text:p>
          </table:table-cell>
        </table:table-row>
        <table:table-row>
          <table:table-cell table:style-name="Table2.A2" office:value-type="string">
            <text:p text:style-name="P32">SA-8</text:p>
          </table:table-cell>
          <table:table-cell table:style-name="Table2.A2" office:value-type="string">
            <text:p text:style-name="P31">89%</text:p>
          </table:table-cell>
          <table:table-cell table:style-name="Table2.C2" office:value-type="string">
            <text:p text:style-name="P31">85%</text:p>
          </table:table-cell>
        </table:table-row>
        <table:table-row>
          <table:table-cell table:style-name="Table2.A2" office:value-type="string">
            <text:p text:style-name="P32">SA-10</text:p>
          </table:table-cell>
          <table:table-cell table:style-name="Table2.A2" office:value-type="string">
            <text:p text:style-name="P31">97%</text:p>
          </table:table-cell>
          <table:table-cell table:style-name="Table2.C2" office:value-type="string">
            <text:p text:style-name="P31">97%</text:p>
          </table:table-cell>
        </table:table-row>
        <table:table-row>
          <table:table-cell table:style-name="Table2.A2" office:value-type="string">
            <text:p text:style-name="P32">SA-11</text:p>
          </table:table-cell>
          <table:table-cell table:style-name="Table2.A2" office:value-type="string">
            <text:p text:style-name="P31">80%</text:p>
          </table:table-cell>
          <table:table-cell table:style-name="Table2.C2" office:value-type="string">
            <text:p text:style-name="P31">74%</text:p>
          </table:table-cell>
        </table:table-row>
        <table:table-row>
          <table:table-cell table:style-name="Table2.A2" office:value-type="string">
            <text:p text:style-name="P32">SA-15</text:p>
          </table:table-cell>
          <table:table-cell table:style-name="Table2.A2" office:value-type="string">
            <text:p text:style-name="P31">63%</text:p>
          </table:table-cell>
          <table:table-cell table:style-name="Table2.C2" office:value-type="string">
            <text:p text:style-name="P31">63%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3-18T11:49:41.427000000</dc:date>
    <meta:editing-duration>P4DT13H49M5S</meta:editing-duration>
    <meta:editing-cycles>77</meta:editing-cycles>
    <meta:generator>LibreOffice/7.4.5.1$Windows_X86_64 LibreOffice_project/9c0871452b3918c1019dde9bfac75448afc4b57f</meta:generator>
    <meta:document-statistic meta:table-count="2" meta:image-count="0" meta:object-count="0" meta:page-count="1" meta:paragraph-count="71" meta:word-count="544" meta:character-count="3026" meta:non-whitespace-character-count="2586"/>
  </office:meta>
</office:document-meta>
</file>